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40d4b" officeooo:paragraph-rsid="00040d4b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0d4b" officeooo:paragraph-rsid="00040d4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a8cd" officeooo:paragraph-rsid="0004a8cd" style:font-size-asian="10.5pt" style:font-size-complex="12pt"/>
    </style:style>
    <style:style style:name="T1" style:family="text">
      <style:text-properties officeooo:rsid="0004a8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Tkinter</text:p>
      <text:p text:style-name="P1"/>
      <text:p text:style-name="P3">Tkinter is <text:span text:style-name="T1">the standard GUI library for python. Pythin provides a fast and easiest way to create UI/UX desing when it is combined with Tkinter</text:span></text:p>
      <text:p text:style-name="P3"/>
      <text:p text:style-name="P4">Tkineter contains the follwing modules</text:p>
      <text:p text:style-name="P4"/>
      <text:p text:style-name="P4"><text:span text:style-name="T2">Tkinter</text:span> : The main Tkinter module</text:p>
      <text:p text:style-name="P4"><text:span text:style-name="T2">tkinter.colorchooser :</text:span> Base class for the dialogs defined in the other moduldes listed here.</text:p>
      <text:p text:style-name="P4"><text:span text:style-name="T2">tkinter.filedialog </text:span>:common dialogst oallow the user to specify a file to open or save.</text:p>
      <text:p text:style-name="P4"><text:span text:style-name="T2">Tkinter.font :</text:span> Utilities to help work wiht fonts</text:p>
      <text:p text:style-name="P4"><text:span text:style-name="T2">tkinter.messagebox </text:span>: Access to standard TK dialog boxes.</text:p>
      <text:p text:style-name="P4"><text:span text:style-name="T2">Tkinter.simpledialog</text:span> : Basic dialogs and convenience functions.</text:p>
      <text:p text:style-name="P4"><text:span text:style-name="T2">Tkinter.ttk </text:span>: Themed widget set intoduced in TK 8.5, providing modern alternatives for many of the classic widgets in the main tkinter modu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7T12:54:29.921845372</meta:creation-date>
    <dc:date>2024-10-17T13:08:43.834082719</dc:date>
    <meta:editing-duration>PT13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11" meta:character-count="707" meta:non-whitespace-character-count="606"/>
  </office:meta>
</office:document-meta>
</file>